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Morellino</text:p>
          </table:table-cell>
          <table:table-cell office:value-type="string">
            <text:p>Scansano</text:p>
          </table:table-cell>
          <table:table-cell office:value-type="string">
            <text:p>2019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Sangiovese 96%, Ciliegiolo 4%</text:p>
          </table:table-cell>
          <table:table-cell office:value-type="string">
            <text:p>28.2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Chamonix</text:p>
          </table:table-cell>
          <table:table-cell office:value-type="string">
            <text:p>Sud Africa</text:p>
          </table:table-cell>
          <table:table-cell office:value-type="string">
            <text:p>2018</text:p>
          </table:table-cell>
          <table:table-cell office:value-type="string">
            <text:p>IWSA</text:p>
          </table:table-cell>
          <table:table-cell office:value-type="string">
            <text:p>No</text:p>
          </table:table-cell>
          <table:table-cell office:value-type="string">
            <text:p>Chardonnay 100%</text:p>
          </table:table-cell>
          <table:table-cell office:value-type="string">
            <text:p>34.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